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5.292cm"/>
    </style:style>
    <style:style style:name="co5" style:family="table-column">
      <style:table-column-properties fo:break-before="auto" style:column-width="5.509cm"/>
    </style:style>
    <style:style style:name="co6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AUJAHR</text:p>
          </table:table-cell>
          <table:table-cell office:value-type="string" calcext:value-type="string">
            <text:p>SANIERUNG</text:p>
          </table:table-cell>
          <table:table-cell office:value-type="string" calcext:value-type="string">
            <text:p>GWO_L</text:p>
          </table:table-cell>
          <table:table-cell office:value-type="string" calcext:value-type="string">
            <text:p>L_GEW_KNZ</text:p>
          </table:table-cell>
          <table:table-cell office:value-type="string" calcext:value-type="string">
            <text:p>GEM_L</text:p>
          </table:table-cell>
          <table:table-cell office:value-type="string" calcext:value-type="string">
            <text:p>LAGE_FLI_L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Aiterhof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Aiterhof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Parkstett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Hengersber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Bogenb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Bogenb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1996" calcext:value-type="float">
            <text:p>1996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89" calcext:value-type="float">
            <text:p>1989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Alte 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Alte 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Alte 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Alte 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87" calcext:value-type="float">
            <text:p>1987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1950" calcext:value-type="float">
            <text:p>195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Hengers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1950" calcext:value-type="float">
            <text:p>195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Hengers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Hengersber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Hofkirchen [Passau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10" calcext:value-type="float">
            <text:p>201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Hofkirchen [Passau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Alte Donau</text:p>
          </table:table-cell>
          <table:table-cell office:value-type="string" calcext:value-type="string">
            <text:p>Parkstett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ößn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ößn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ößn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Alte 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1990" calcext:value-type="float">
            <text:p>199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Alte 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ößn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ößn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1940" calcext:value-type="float">
            <text:p>194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ößn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Oberpör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Oberpör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Oberpör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Aholm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tögermühlbach</text:p>
          </table:table-cell>
          <table:table-cell office:value-type="string" calcext:value-type="string">
            <text:p>Moos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tögermühlbach</text:p>
          </table:table-cell>
          <table:table-cell office:value-type="string" calcext:value-type="string">
            <text:p>Moos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Moos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ößnach</text:p>
          </table:table-cell>
          <table:table-cell office:value-type="string" calcext:value-type="string">
            <text:p>Kirchroth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Angerbach Ableiter</text:p>
          </table:table-cell>
          <table:table-cell office:value-type="string" calcext:value-type="string">
            <text:p>Künz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Herzogbach-Angerbach-Ableiter</text:p>
          </table:table-cell>
          <table:table-cell office:value-type="string" calcext:value-type="string">
            <text:p>Künz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Künz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Vilshofen [Passau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Herzogbach-Angerbach-Ableiter</text:p>
          </table:table-cell>
          <table:table-cell office:value-type="string" calcext:value-type="string">
            <text:p>Künz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ulzbach</text:p>
          </table:table-cell>
          <table:table-cell office:value-type="string" calcext:value-type="string">
            <text:p>Offen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ulzbach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ffen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Metten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Mettenbach</text:p>
          </table:table-cell>
          <table:table-cell office:value-type="string" calcext:value-type="string">
            <text:p>Metten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Metten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Mettenbach</text:p>
          </table:table-cell>
          <table:table-cell office:value-type="string" calcext:value-type="string">
            <text:p>Mett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Mettenbach</text:p>
          </table:table-cell>
          <table:table-cell office:value-type="string" calcext:value-type="string">
            <text:p>Mett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Mettenbach</text:p>
          </table:table-cell>
          <table:table-cell office:value-type="string" calcext:value-type="string">
            <text:p>Metten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Mettenbach</text:p>
          </table:table-cell>
          <table:table-cell office:value-type="string" calcext:value-type="string">
            <text:p>Mett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Neßlbach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Niederalteich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Men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Men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Ainbrach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10" calcext:value-type="float">
            <text:p>201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Irlbach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2010" calcext:value-type="float">
            <text:p>201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Irlbach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Irlbach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2005" calcext:value-type="float">
            <text:p>2005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traßgraben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Irlbach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Irlbach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2006" calcext:value-type="float">
            <text:p>2006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ephansposch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79" calcext:value-type="float">
            <text:p>1979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81" calcext:value-type="float">
            <text:p>1981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ulzbach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8" calcext:value-type="float">
            <text:p>2008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Pfellinger B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Pfellinger Bach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Niederwinkl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ulzbach</text:p>
          </table:table-cell>
          <table:table-cell office:value-type="string" calcext:value-type="string">
            <text:p>Offenber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pitzraingraben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pitzraingraben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ulzbach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Niederwinkl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2003" calcext:value-type="float">
            <text:p>200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tögermühlbach</text:p>
          </table:table-cell>
          <table:table-cell office:value-type="string" calcext:value-type="string">
            <text:p>Moos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tögermühlbach</text:p>
          </table:table-cell>
          <table:table-cell office:value-type="string" calcext:value-type="string">
            <text:p>Moos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1999" calcext:value-type="float">
            <text:p>1999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chwaig-Isar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chwaig-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Hengers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Hengers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Hengers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Winzer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ephansposch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2002" calcext:value-type="float">
            <text:p>2002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ephansposch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ephansposch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Wallersdorf [Dingolfing-Landau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Herzogenbach Ableiter</text:p>
          </table:table-cell>
          <table:table-cell office:value-type="string" calcext:value-type="string">
            <text:p>Osterhofen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Parkstett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Parkstett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Hofkirchen [Passau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Laubbach</text:p>
          </table:table-cell>
          <table:table-cell office:value-type="string" calcext:value-type="string">
            <text:p>Offen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Vilshofen [Passau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Vilshofen [Passau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Irlbach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im Gewässe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Bog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Allachb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Herzogbach-Angerbach-Ableiter</text:p>
          </table:table-cell>
          <table:table-cell office:value-type="string" calcext:value-type="string">
            <text:p>Vilshofen [Passau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Aiterach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Irlb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Parkstetten [Straubing-Bogen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Vilshofen [Passau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raubing [Straubing (Stadt)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Parkstett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Kinsach</text:p>
          </table:table-cell>
          <table:table-cell office:value-type="string" calcext:value-type="string">
            <text:p>Steinach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Landesgewässer)</text:p>
          </table:table-cell>
          <table:table-cell office:value-type="string" calcext:value-type="string">
            <text:p>Isar</text:p>
          </table:table-cell>
          <table:table-cell office:value-type="string" calcext:value-type="string">
            <text:p>Plattlin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Gewässer 2. Ordnung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Hengersberg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Kol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Hammermüh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Hengersberger Ohe</text:p>
          </table:table-cell>
          <table:table-cell office:value-type="string" calcext:value-type="string">
            <text:p>Auerbach [Deggendorf]</text:p>
          </table:table-cell>
          <table:table-cell office:value-type="string" calcext:value-type="string">
            <text:p>orografisch link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Aiterhof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Aiterhof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Aiterhof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Aiterhof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Aiterhofen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Sulzbach</text:p>
          </table:table-cell>
          <table:table-cell office:value-type="string" calcext:value-type="string">
            <text:p>Mariaposching [Straubing-Bogen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Stephansposch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Landgraben</text:p>
          </table:table-cell>
          <table:table-cell office:value-type="string" calcext:value-type="string">
            <text:p>Stephansposching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wässer 3. Ordnung und sonstige</text:p>
          </table:table-cell>
          <table:table-cell office:value-type="string" calcext:value-type="string">
            <text:p>Natternberger Mühlbach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 Ordnung (Bundeswasserstraße)</text:p>
          </table:table-cell>
          <table:table-cell office:value-type="string" calcext:value-type="string">
            <text:p>Donau</text:p>
          </table:table-cell>
          <table:table-cell office:value-type="string" calcext:value-type="string">
            <text:p>Deggendorf [Deggendorf]</text:p>
          </table:table-cell>
          <table:table-cell office:value-type="string" calcext:value-type="string">
            <text:p>orografisch rechts</text:p>
          </table:table-cell>
        </table:table-row>
        <table:table-row table:style-name="ro1" table:number-rows-repeated="10483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4T11:47:22.146000000</dc:date>
    <meta:editing-duration>PT4M14S</meta:editing-duration>
    <meta:editing-cycles>1</meta:editing-cycles>
    <meta:document-statistic meta:table-count="1" meta:cell-count="1326" meta:object-count="0"/>
    <meta:generator>LibreOffice/7.3.1.3$Windows_X86_64 LibreOffice_project/a69ca51ded25f3eefd52d7bf9a5fad8c90b87951</meta:generator>
  </office:meta>
</office:document-meta>
</file>